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9283in" svg:y="0.2169in">
            <draw:object draw:notify-on-update-of-ranges="Sheet1.A21:Sheet1.A29 Sheet1.A20:Sheet1.A20 Sheet1.B21:Sheet1.B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9071in" svg:y="4.128in">
            <draw:object draw:notify-on-update-of-ranges="Sheet1.E21:Sheet1.E38 Sheet1.F21:Sheet1.F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874in" svg:y="7.972in">
            <draw:object draw:notify-on-update-of-ranges="Sheet1.G21:Sheet1.G38 Sheet1.H21:Sheet1.H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661in" svg:height="3.5449in" svg:x="0.0976in" svg:y="6.9228in">
            <draw:object draw:notify-on-update-of-ranges="Sheet1.A20:Sheet1.A20 Sheet1.A21:Sheet1.A38 Sheet1.B20:Sheet1.B20 Sheet1.B21:Sheet1.B38 Sheet1.C20:Sheet1.C20 Sheet1.C21:Sheet1.C38 Sheet1.D20:Sheet1.D20 Sheet1.D21:Sheet1.D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61.9" calcext:value-type="float">
            <text:p>6261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3.3" calcext:value-type="float">
            <text:p>593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99.3" calcext:value-type="float">
            <text:p>299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735.5" calcext:value-type="float">
            <text:p>24735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89.5" calcext:value-type="float">
            <text:p>2189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6.7" calcext:value-type="float">
            <text:p>616.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867.7" calcext:value-type="float">
            <text:p>73867.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877.2" calcext:value-type="float">
            <text:p>4877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52.8" calcext:value-type="float">
            <text:p>952.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2528.2" calcext:value-type="float">
            <text:p>162528.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783.9" calcext:value-type="float">
            <text:p>8783.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295.9" calcext:value-type="float">
            <text:p>1295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705.1" calcext:value-type="float">
            <text:p>300705.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725" calcext:value-type="float">
            <text:p>1372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5867.5" calcext:value-type="float">
            <text:p>505867.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9635.1" calcext:value-type="float">
            <text:p>19635.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001.4" calcext:value-type="float">
            <text:p>2001.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80725.5" calcext:value-type="float">
            <text:p>780725.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6972.6" calcext:value-type="float">
            <text:p>26972.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69.3" calcext:value-type="float">
            <text:p>2369.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8457.2" calcext:value-type="float">
            <text:p>148457.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35.6" calcext:value-type="float">
            <text:p>35435.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717.4" calcext:value-type="float">
            <text:p>2717.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16648.4" calcext:value-type="float">
            <text:p>616648.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4228.8" calcext:value-type="float">
            <text:p>44228.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089.4" calcext:value-type="float">
            <text:p>3089.4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4605.6" calcext:value-type="float">
            <text:p>54605.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70.9" calcext:value-type="float">
            <text:p>3470.9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18886.9" calcext:value-type="float">
            <text:p>218886.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109.3" calcext:value-type="float">
            <text:p>7109.3</text:p>
          </table:table-cell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489750.5" calcext:value-type="float">
            <text:p>489750.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848.6" calcext:value-type="float">
            <text:p>10848.6</text:p>
          </table:table-cell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879412.8" calcext:value-type="float">
            <text:p>879412.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4664.7" calcext:value-type="float">
            <text:p>14664.7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374976.1" calcext:value-type="float">
            <text:p>374976.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8433.1" calcext:value-type="float">
            <text:p>18433.1</text:p>
          </table:table-cell>
        </table:table-row>
        <table:table-row table:style-name="ro1"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621234.1" calcext:value-type="float">
            <text:p>621234.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2570.9" calcext:value-type="float">
            <text:p>22570.9</text:p>
          </table:table-cell>
        </table:table-row>
        <table:table-row table:style-name="ro1">
          <table:table-cell table:number-columns-repeated="3"/>
          <table:table-cell office:value-type="float" office:value="7000" calcext:value-type="float">
            <text:p>7000</text:p>
          </table:table-cell>
          <table:table-cell office:value-type="float" office:value="607509.4" calcext:value-type="float">
            <text:p>607509.4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6379.9" calcext:value-type="float">
            <text:p>26379.9</text:p>
          </table:table-cell>
        </table:table-row>
        <table:table-row table:style-name="ro1">
          <table:table-cell table:number-columns-repeated="3"/>
          <table:table-cell office:value-type="float" office:value="8000" calcext:value-type="float">
            <text:p>8000</text:p>
          </table:table-cell>
          <table:table-cell office:value-type="float" office:value="469320.5" calcext:value-type="float">
            <text:p>469320.5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0344.1" calcext:value-type="float">
            <text:p>30344.1</text:p>
          </table:table-cell>
        </table:table-row>
        <table:table-row table:style-name="ro1">
          <table:table-cell table:number-columns-repeated="3"/>
          <table:table-cell office:value-type="float" office:value="9000" calcext:value-type="float">
            <text:p>9000</text:p>
          </table:table-cell>
          <table:table-cell office:value-type="float" office:value="493247.3" calcext:value-type="float">
            <text:p>493247.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4326.4" calcext:value-type="float">
            <text:p>34326.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lg 1</text:p>
          </table:table-cell>
          <table:table-cell office:value-type="string" calcext:value-type="string">
            <text:p>Alg 2</text:p>
          </table:table-cell>
          <table:table-cell office:value-type="string" calcext:value-type="string">
            <text:p>Alg 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03.1" calcext:value-type="float">
            <text:p>4303.1</text:p>
          </table:table-cell>
          <table:table-cell office:value-type="float" office:value="578.1" calcext:value-type="float">
            <text:p>578.1</text:p>
          </table:table-cell>
          <table:table-cell office:value-type="float" office:value="297.7" calcext:value-type="float">
            <text:p>297.7</text:p>
          </table:table-cell>
          <table:table-cell office:value-type="float" office:value="100" calcext:value-type="float">
            <text:p>100</text:p>
          </table:table-cell>
          <table:table-cell office:value-type="float" office:value="578.1" calcext:value-type="float">
            <text:p>578.1</text:p>
          </table:table-cell>
          <table:table-cell office:value-type="float" office:value="100" calcext:value-type="float">
            <text:p>100</text:p>
          </table:table-cell>
          <table:table-cell office:value-type="float" office:value="297.7" calcext:value-type="float">
            <text:p>297.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452.3" calcext:value-type="float">
            <text:p>25452.3</text:p>
          </table:table-cell>
          <table:table-cell office:value-type="float" office:value="2171.2" calcext:value-type="float">
            <text:p>2171.2</text:p>
          </table:table-cell>
          <table:table-cell office:value-type="float" office:value="605.9" calcext:value-type="float">
            <text:p>605.9</text:p>
          </table:table-cell>
          <table:table-cell office:value-type="float" office:value="200" calcext:value-type="float">
            <text:p>200</text:p>
          </table:table-cell>
          <table:table-cell office:value-type="float" office:value="2171.2" calcext:value-type="float">
            <text:p>2171.2</text:p>
          </table:table-cell>
          <table:table-cell office:value-type="float" office:value="200" calcext:value-type="float">
            <text:p>200</text:p>
          </table:table-cell>
          <table:table-cell office:value-type="float" office:value="605.9" calcext:value-type="float">
            <text:p>605.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5433.8" calcext:value-type="float">
            <text:p>75433.8</text:p>
          </table:table-cell>
          <table:table-cell office:value-type="float" office:value="4809" calcext:value-type="float">
            <text:p>4809</text:p>
          </table:table-cell>
          <table:table-cell office:value-type="float" office:value="939" calcext:value-type="float">
            <text:p>939</text:p>
          </table:table-cell>
          <table:table-cell office:value-type="float" office:value="300" calcext:value-type="float">
            <text:p>300</text:p>
          </table:table-cell>
          <table:table-cell office:value-type="float" office:value="4809" calcext:value-type="float">
            <text:p>4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7352.6" calcext:value-type="float">
            <text:p>167352.6</text:p>
          </table:table-cell>
          <table:table-cell office:value-type="float" office:value="8679.8" calcext:value-type="float">
            <text:p>8679.8</text:p>
          </table:table-cell>
          <table:table-cell office:value-type="float" office:value="1278.6" calcext:value-type="float">
            <text:p>1278.6</text:p>
          </table:table-cell>
          <table:table-cell office:value-type="float" office:value="400" calcext:value-type="float">
            <text:p>400</text:p>
          </table:table-cell>
          <table:table-cell office:value-type="float" office:value="8679.8" calcext:value-type="float">
            <text:p>8679.8</text:p>
          </table:table-cell>
          <table:table-cell office:value-type="float" office:value="400" calcext:value-type="float">
            <text:p>400</text:p>
          </table:table-cell>
          <table:table-cell office:value-type="float" office:value="1278.6" calcext:value-type="float">
            <text:p>1278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1126.8" calcext:value-type="float">
            <text:p>311126.8</text:p>
          </table:table-cell>
          <table:table-cell office:value-type="float" office:value="13621.6" calcext:value-type="float">
            <text:p>13621.6</text:p>
          </table:table-cell>
          <table:table-cell office:value-type="float" office:value="1621.9" calcext:value-type="float">
            <text:p>1621.9</text:p>
          </table:table-cell>
          <table:table-cell office:value-type="float" office:value="500" calcext:value-type="float">
            <text:p>500</text:p>
          </table:table-cell>
          <table:table-cell office:value-type="float" office:value="13621.6" calcext:value-type="float">
            <text:p>13621.6</text:p>
          </table:table-cell>
          <table:table-cell office:value-type="float" office:value="500" calcext:value-type="float">
            <text:p>500</text:p>
          </table:table-cell>
          <table:table-cell office:value-type="float" office:value="1621.9" calcext:value-type="float">
            <text:p>1621.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1247.6" calcext:value-type="float">
            <text:p>521247.6</text:p>
          </table:table-cell>
          <table:table-cell office:value-type="float" office:value="19502.3" calcext:value-type="float">
            <text:p>19502.3</text:p>
          </table:table-cell>
          <table:table-cell office:value-type="float" office:value="1971.1" calcext:value-type="float">
            <text:p>1971.1</text:p>
          </table:table-cell>
          <table:table-cell office:value-type="float" office:value="600" calcext:value-type="float">
            <text:p>600</text:p>
          </table:table-cell>
          <table:table-cell office:value-type="float" office:value="19502.3" calcext:value-type="float">
            <text:p>19502.3</text:p>
          </table:table-cell>
          <table:table-cell office:value-type="float" office:value="600" calcext:value-type="float">
            <text:p>600</text:p>
          </table:table-cell>
          <table:table-cell office:value-type="float" office:value="1971.1" calcext:value-type="float">
            <text:p>1971.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9030.1" calcext:value-type="float">
            <text:p>809030.1</text:p>
          </table:table-cell>
          <table:table-cell office:value-type="float" office:value="26344" calcext:value-type="float">
            <text:p>26344</text:p>
          </table:table-cell>
          <table:table-cell office:value-type="float" office:value="2313.6" calcext:value-type="float">
            <text:p>2313.6</text:p>
          </table:table-cell>
          <table:table-cell office:value-type="float" office:value="700" calcext:value-type="float">
            <text:p>700</text:p>
          </table:table-cell>
          <table:table-cell office:value-type="float" office:value="26344" calcext:value-type="float">
            <text:p>26344</text:p>
          </table:table-cell>
          <table:table-cell office:value-type="float" office:value="700" calcext:value-type="float">
            <text:p>700</text:p>
          </table:table-cell>
          <table:table-cell office:value-type="float" office:value="2313.6" calcext:value-type="float">
            <text:p>2313.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1806.1" calcext:value-type="float">
            <text:p>181806.1</text:p>
          </table:table-cell>
          <table:table-cell office:value-type="float" office:value="34577.8" calcext:value-type="float">
            <text:p>34577.8</text:p>
          </table:table-cell>
          <table:table-cell office:value-type="float" office:value="2669.5" calcext:value-type="float">
            <text:p>2669.5</text:p>
          </table:table-cell>
          <table:table-cell office:value-type="float" office:value="800" calcext:value-type="float">
            <text:p>800</text:p>
          </table:table-cell>
          <table:table-cell office:value-type="float" office:value="34577.8" calcext:value-type="float">
            <text:p>34577.8</text:p>
          </table:table-cell>
          <table:table-cell office:value-type="float" office:value="800" calcext:value-type="float">
            <text:p>800</text:p>
          </table:table-cell>
          <table:table-cell office:value-type="float" office:value="2669.5" calcext:value-type="float">
            <text:p>2669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62686.4" calcext:value-type="float">
            <text:p>662686.4</text:p>
          </table:table-cell>
          <table:table-cell office:value-type="float" office:value="43979" calcext:value-type="float">
            <text:p>43979</text:p>
          </table:table-cell>
          <table:table-cell office:value-type="float" office:value="3026" calcext:value-type="float">
            <text:p>3026</text:p>
          </table:table-cell>
          <table:table-cell office:value-type="float" office:value="900" calcext:value-type="float">
            <text:p>900</text:p>
          </table:table-cell>
          <table:table-cell office:value-type="float" office:value="43979" calcext:value-type="float">
            <text:p>43979</text:p>
          </table:table-cell>
          <table:table-cell office:value-type="float" office:value="900" calcext:value-type="float">
            <text:p>900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54099.3" calcext:value-type="float">
            <text:p>54099.3</text:p>
          </table:table-cell>
          <table:table-cell office:value-type="float" office:value="3362.8" calcext:value-type="float">
            <text:p>3362.8</text:p>
          </table:table-cell>
          <table:table-cell office:value-type="float" office:value="1000" calcext:value-type="float">
            <text:p>1000</text:p>
          </table:table-cell>
          <table:table-cell office:value-type="float" office:value="54099.3" calcext:value-type="float">
            <text:p>54099.3</text:p>
          </table:table-cell>
          <table:table-cell office:value-type="float" office:value="1000" calcext:value-type="float">
            <text:p>1000</text:p>
          </table:table-cell>
          <table:table-cell office:value-type="float" office:value="3362.8" calcext:value-type="float">
            <text:p>3362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216514.9" calcext:value-type="float">
            <text:p>216514.9</text:p>
          </table:table-cell>
          <table:table-cell office:value-type="float" office:value="7006.1" calcext:value-type="float">
            <text:p>7006.1</text:p>
          </table:table-cell>
          <table:table-cell office:value-type="float" office:value="2000" calcext:value-type="float">
            <text:p>2000</text:p>
          </table:table-cell>
          <table:table-cell office:value-type="float" office:value="216514.9" calcext:value-type="float">
            <text:p>216514.9</text:p>
          </table:table-cell>
          <table:table-cell office:value-type="float" office:value="2000" calcext:value-type="float">
            <text:p>2000</text:p>
          </table:table-cell>
          <table:table-cell office:value-type="float" office:value="7006.1" calcext:value-type="float">
            <text:p>7006.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office:value-type="float" office:value="487800.7" calcext:value-type="float">
            <text:p>487800.7</text:p>
          </table:table-cell>
          <table:table-cell office:value-type="float" office:value="10711.1" calcext:value-type="float">
            <text:p>10711.1</text:p>
          </table:table-cell>
          <table:table-cell office:value-type="float" office:value="3000" calcext:value-type="float">
            <text:p>3000</text:p>
          </table:table-cell>
          <table:table-cell office:value-type="float" office:value="487800.7" calcext:value-type="float">
            <text:p>487800.7</text:p>
          </table:table-cell>
          <table:table-cell office:value-type="float" office:value="3000" calcext:value-type="float">
            <text:p>3000</text:p>
          </table:table-cell>
          <table:table-cell office:value-type="float" office:value="10711.1" calcext:value-type="float">
            <text:p>10711.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office:value-type="float" office:value="863355.1" calcext:value-type="float">
            <text:p>863355.1</text:p>
          </table:table-cell>
          <table:table-cell office:value-type="float" office:value="14470.3" calcext:value-type="float">
            <text:p>14470.3</text:p>
          </table:table-cell>
          <table:table-cell office:value-type="float" office:value="4000" calcext:value-type="float">
            <text:p>4000</text:p>
          </table:table-cell>
          <table:table-cell office:value-type="float" office:value="863355.1" calcext:value-type="float">
            <text:p>863355.1</text:p>
          </table:table-cell>
          <table:table-cell office:value-type="float" office:value="4000" calcext:value-type="float">
            <text:p>4000</text:p>
          </table:table-cell>
          <table:table-cell office:value-type="float" office:value="14470.3" calcext:value-type="float">
            <text:p>14470.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368598.4" calcext:value-type="float">
            <text:p>368598.4</text:p>
          </table:table-cell>
          <table:table-cell office:value-type="float" office:value="18148.4" calcext:value-type="float">
            <text:p>18148.4</text:p>
          </table:table-cell>
          <table:table-cell office:value-type="float" office:value="5000" calcext:value-type="float">
            <text:p>5000</text:p>
          </table:table-cell>
          <table:table-cell office:value-type="float" office:value="368598.4" calcext:value-type="float">
            <text:p>368598.4</text:p>
          </table:table-cell>
          <table:table-cell office:value-type="float" office:value="5000" calcext:value-type="float">
            <text:p>5000</text:p>
          </table:table-cell>
          <table:table-cell office:value-type="float" office:value="18148.4" calcext:value-type="float">
            <text:p>18148.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  <table:table-cell office:value-type="float" office:value="581644.8" calcext:value-type="float">
            <text:p>581644.8</text:p>
          </table:table-cell>
          <table:table-cell office:value-type="float" office:value="22018.3" calcext:value-type="float">
            <text:p>22018.3</text:p>
          </table:table-cell>
          <table:table-cell office:value-type="float" office:value="6000" calcext:value-type="float">
            <text:p>6000</text:p>
          </table:table-cell>
          <table:table-cell office:value-type="float" office:value="581644.8" calcext:value-type="float">
            <text:p>581644.8</text:p>
          </table:table-cell>
          <table:table-cell office:value-type="float" office:value="6000" calcext:value-type="float">
            <text:p>6000</text:p>
          </table:table-cell>
          <table:table-cell office:value-type="float" office:value="22018.3" calcext:value-type="float">
            <text:p>22018.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  <table:table-cell office:value-type="float" office:value="553150.9" calcext:value-type="float">
            <text:p>553150.9</text:p>
          </table:table-cell>
          <table:table-cell office:value-type="float" office:value="25806" calcext:value-type="float">
            <text:p>25806</text:p>
          </table:table-cell>
          <table:table-cell office:value-type="float" office:value="7000" calcext:value-type="float">
            <text:p>7000</text:p>
          </table:table-cell>
          <table:table-cell office:value-type="float" office:value="553150.9" calcext:value-type="float">
            <text:p>553150.9</text:p>
          </table:table-cell>
          <table:table-cell office:value-type="float" office:value="7000" calcext:value-type="float">
            <text:p>7000</text:p>
          </table:table-cell>
          <table:table-cell office:value-type="float" office:value="25806" calcext:value-type="float">
            <text:p>2580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/>
          <table:table-cell office:value-type="float" office:value="473517.9" calcext:value-type="float">
            <text:p>473517.9</text:p>
          </table:table-cell>
          <table:table-cell office:value-type="float" office:value="29731.5" calcext:value-type="float">
            <text:p>29731.5</text:p>
          </table:table-cell>
          <table:table-cell office:value-type="float" office:value="8000" calcext:value-type="float">
            <text:p>8000</text:p>
          </table:table-cell>
          <table:table-cell office:value-type="float" office:value="473517.9" calcext:value-type="float">
            <text:p>473517.9</text:p>
          </table:table-cell>
          <table:table-cell office:value-type="float" office:value="8000" calcext:value-type="float">
            <text:p>8000</text:p>
          </table:table-cell>
          <table:table-cell office:value-type="float" office:value="29731.5" calcext:value-type="float">
            <text:p>29731.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office:value-type="float" office:value="523590.8" calcext:value-type="float">
            <text:p>523590.8</text:p>
          </table:table-cell>
          <table:table-cell office:value-type="float" office:value="33861.6" calcext:value-type="float">
            <text:p>33861.6</text:p>
          </table:table-cell>
          <table:table-cell office:value-type="float" office:value="9000" calcext:value-type="float">
            <text:p>9000</text:p>
          </table:table-cell>
          <table:table-cell office:value-type="float" office:value="523590.8" calcext:value-type="float">
            <text:p>523590.8</text:p>
          </table:table-cell>
          <table:table-cell office:value-type="float" office:value="9000" calcext:value-type="float">
            <text:p>9000</text:p>
          </table:table-cell>
          <table:table-cell office:value-type="float" office:value="33861.6" calcext:value-type="float">
            <text:p>3386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on </meta:initial-creator>
    <meta:creation-date>2015-02-02T23:06:58.439447328</meta:creation-date>
    <dc:date>2015-02-03T00:30:47.890648300</dc:date>
    <dc:creator>bryon </dc:creator>
    <meta:editing-duration>PT7M47S</meta:editing-duration>
    <meta:editing-cycles>1</meta:editing-cycles>
    <meta:document-statistic meta:table-count="1" meta:cell-count="228" meta:object-count="4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92cm" svg:y="0.316cm" chart:style-name="ch2">
          <text:p>Algorithm 1</text:p>
        </chart:title>
        <chart:subtitle svg:x="6.832cm" svg:y="1.301cm" chart:style-name="ch3">
          <text:p>Enumeration</text:p>
        </chart:subtitle>
        <chart:plot-area chart:style-name="ch4" table:cell-range-address="Sheet1.A20:Sheet1.A29 Sheet1.B21:Sheet1.B29" chart:data-source-has-labels="row" svg:x="1.331cm" svg:y="2.19cm" svg:width="14.349cm" svg:height="5.649cm">
          <chartooo:coordinate-region svg:x="2.693cm" svg:y="2.389cm" svg:width="12.615cm" svg:height="4.803cm"/>
          <chart:axis chart:dimension="x" chart:name="primary-x" chart:style-name="ch5">
            <chart:title svg:x="6.358cm" svg:y="8.019cm" chart:style-name="ch6">
              <text:p>Number of relements in array</text:p>
            </chart:title>
          </chart:axis>
          <chart:axis chart:dimension="y" chart:name="primary-y" chart:style-name="ch5">
            <chart:title svg:x="0.451cm" svg:y="6.738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B21:Sheet1.B29" chart:label-cell-address="Sheet1.A20:Sheet1.A20" chart:class="chart:scatter">
            <chart:domain table:cell-range-address="Sheet1.A21:Sheet1.A2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A20:Sheet1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1:Sheet1.A29</svg:desc>
                </draw:g>
              </table:table-cell>
              <table:table-cell office:value-type="float" office:value="4303.1">
                <text:p>4303.1</text:p>
                <draw:g>
                  <svg:desc>Sheet1.B21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5452.3">
                <text:p>2545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75433.8">
                <text:p>754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7352.6">
                <text:p>16735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11126.8">
                <text:p>31112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21247.6">
                <text:p>5212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809030.1">
                <text:p>80903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81806.1">
                <text:p>18180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662686.4">
                <text:p>66268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92cm" svg:y="0.316cm" chart:style-name="ch2">
          <text:p>Algorithm 2</text:p>
        </chart:title>
        <chart:subtitle svg:x="6.263cm" svg:y="1.301cm" chart:style-name="ch3">
          <text:p>Better Enumeration</text:p>
        </chart:subtitle>
        <chart:plot-area chart:style-name="ch4" table:cell-range-address="Sheet1.E21:Sheet1.F38" svg:x="1.331cm" svg:y="2.19cm" svg:width="14.349cm" svg:height="5.649cm">
          <chartooo:coordinate-region svg:x="2.878cm" svg:y="2.389cm" svg:width="12.337cm" svg:height="4.803cm"/>
          <chart:axis chart:dimension="x" chart:name="primary-x" chart:style-name="ch5">
            <chart:title svg:x="6.41cm" svg:y="8.019cm" chart:style-name="ch6">
              <text:p>Number of elements in array</text:p>
            </chart:title>
          </chart:axis>
          <chart:axis chart:dimension="y" chart:name="primary-y" chart:style-name="ch5">
            <chart:title svg:x="0.451cm" svg:y="6.738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F21:Sheet1.F38" chart:class="chart:scatter">
            <chart:domain table:cell-range-address="Sheet1.E21:Sheet1.E38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21:Sheet1.E38</svg:desc>
                </draw:g>
              </table:table-cell>
              <table:table-cell office:value-type="float" office:value="578.1">
                <text:p>578.1</text:p>
                <draw:g>
                  <svg:desc>Sheet1.F21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171.2">
                <text:p>217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679.8">
                <text:p>867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3621.6">
                <text:p>1362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9502.3">
                <text:p>1950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6344">
                <text:p>26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4577.8">
                <text:p>3457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3979">
                <text:p>43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4099.3">
                <text:p>5409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216514.9">
                <text:p>21651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87800.7">
                <text:p>48780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863355.1">
                <text:p>863355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368598.4">
                <text:p>36859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581644.8">
                <text:p>58164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553150.9">
                <text:p>55315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473517.9">
                <text:p>473517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523590.8">
                <text:p>52359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92cm" svg:y="0.316cm" chart:style-name="ch2">
          <text:p>Algorithm 3</text:p>
        </chart:title>
        <chart:subtitle svg:x="6.408cm" svg:y="1.301cm" chart:style-name="ch3">
          <text:p>Divide &amp; Conquer</text:p>
        </chart:subtitle>
        <chart:plot-area chart:style-name="ch4" table:cell-range-address="Sheet1.G21:Sheet1.H38" svg:x="1.331cm" svg:y="2.19cm" svg:width="14.349cm" svg:height="5.649cm">
          <chartooo:coordinate-region svg:x="2.508cm" svg:y="2.389cm" svg:width="12.707cm" svg:height="4.803cm"/>
          <chart:axis chart:dimension="x" chart:name="primary-x" chart:style-name="ch5">
            <chart:title svg:x="6.41cm" svg:y="8.019cm" chart:style-name="ch6">
              <text:p>Number of elements in array</text:p>
            </chart:title>
          </chart:axis>
          <chart:axis chart:dimension="y" chart:name="primary-y" chart:style-name="ch5">
            <chart:title svg:x="0.451cm" svg:y="6.738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H21:Sheet1.H38" chart:class="chart:scatter">
            <chart:domain table:cell-range-address="Sheet1.G21:Sheet1.G38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G21:Sheet1.G38</svg:desc>
                </draw:g>
              </table:table-cell>
              <table:table-cell office:value-type="float" office:value="297.7">
                <text:p>297.7</text:p>
                <draw:g>
                  <svg:desc>Sheet1.H21:Sheet1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05.9">
                <text:p>60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621.9">
                <text:p>162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971.1">
                <text:p>197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313.6">
                <text:p>231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669.5">
                <text:p>266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362.8">
                <text:p>336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7006.1">
                <text:p>700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0711.1">
                <text:p>1071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14470.3">
                <text:p>1447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18148.4">
                <text:p>1814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22018.3">
                <text:p>22018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29731.5">
                <text:p>2973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33861.6">
                <text:p>33861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cm" svg:height="9.005cm" xlink:href=".." xlink:type="simple" chart:class="chart:scatter" chart:style-name="ch1">
        <chart:title svg:x="8.364cm" svg:y="0.316cm" chart:style-name="ch2">
          <text:p>Comparison of Algorithms</text:p>
        </chart:title>
        <chart:legend chart:legend-position="end" svg:x="19.862cm" svg:y="3.705cm" style:legend-expansion="high" chart:style-name="ch3"/>
        <chart:plot-area chart:style-name="ch4" table:cell-range-address="Sheet1.A20:Sheet1.D38" chart:data-source-has-labels="both" svg:x="1.451cm" svg:y="1.301cm" svg:width="17.971cm" svg:height="6.543cm">
          <chartooo:coordinate-region svg:x="2.998cm" svg:y="1.501cm" svg:width="15.959cm" svg:height="5.696cm"/>
          <chart:axis chart:dimension="x" chart:name="primary-x" chart:style-name="ch5" chartooo:axis-type="auto">
            <chart:title svg:x="8.341cm" svg:y="8.024cm" chart:style-name="ch6">
              <text:p>Number of elements in array</text:p>
            </chart:title>
            <chart:categories table:cell-range-address="Sheet1.A21:Sheet1.A38"/>
          </chart:axis>
          <chart:axis chart:dimension="y" chart:name="primary-y" chart:style-name="ch5">
            <chart:title svg:x="0.451cm" svg:y="6.296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B21:Sheet1.B38" chart:label-cell-address="Sheet1.B20:Sheet1.B20" chart:class="chart:scatter">
            <chart:domain table:cell-range-address="Sheet1.A21:Sheet1.A38"/>
            <chart:data-point chart:repeated="18"/>
          </chart:series>
          <chart:series chart:style-name="ch10" chart:values-cell-range-address="Sheet1.C21:Sheet1.C38" chart:label-cell-address="Sheet1.C20:Sheet1.C20" chart:class="chart:scatter">
            <chart:data-point chart:repeated="18"/>
          </chart:series>
          <chart:series chart:style-name="ch11" chart:values-cell-range-address="Sheet1.D21:Sheet1.D38" chart:label-cell-address="Sheet1.D20:Sheet1.D20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 1</text:p>
                <draw:g>
                  <svg:desc>Sheet1.B20:Sheet1.B20</svg:desc>
                </draw:g>
              </table:table-cell>
              <table:table-cell office:value-type="string">
                <text:p>Alg 2</text:p>
                <draw:g>
                  <svg:desc>Sheet1.C20:Sheet1.C20</svg:desc>
                </draw:g>
              </table:table-cell>
              <table:table-cell office:value-type="string">
                <text:p>Alg 3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1:Sheet1.A38</svg:desc>
                </draw:g>
              </table:table-cell>
              <table:table-cell office:value-type="float" office:value="4303.1">
                <text:p>4303.1</text:p>
                <draw:g>
                  <svg:desc>Sheet1.B21:Sheet1.B38</svg:desc>
                </draw:g>
              </table:table-cell>
              <table:table-cell office:value-type="float" office:value="578.1">
                <text:p>578.1</text:p>
                <draw:g>
                  <svg:desc>Sheet1.C21:Sheet1.C38</svg:desc>
                </draw:g>
              </table:table-cell>
              <table:table-cell office:value-type="float" office:value="297.7">
                <text:p>297.7</text:p>
                <draw:g>
                  <svg:desc>Sheet1.D21:Sheet1.D3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452.3">
                <text:p>25452.3</text:p>
              </table:table-cell>
              <table:table-cell office:value-type="float" office:value="2171.2">
                <text:p>2171.2</text:p>
              </table:table-cell>
              <table:table-cell office:value-type="float" office:value="605.9">
                <text:p>605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433.8">
                <text:p>75433.8</text:p>
              </table:table-cell>
              <table:table-cell office:value-type="float" office:value="4809">
                <text:p>480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7352.6">
                <text:p>167352.6</text:p>
              </table:table-cell>
              <table:table-cell office:value-type="float" office:value="8679.8">
                <text:p>8679.8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1126.8">
                <text:p>311126.8</text:p>
              </table:table-cell>
              <table:table-cell office:value-type="float" office:value="13621.6">
                <text:p>13621.6</text:p>
              </table:table-cell>
              <table:table-cell office:value-type="float" office:value="1621.9">
                <text:p>1621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21247.6">
                <text:p>521247.6</text:p>
              </table:table-cell>
              <table:table-cell office:value-type="float" office:value="19502.3">
                <text:p>19502.3</text:p>
              </table:table-cell>
              <table:table-cell office:value-type="float" office:value="1971.1">
                <text:p>1971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09030.1">
                <text:p>809030.1</text:p>
              </table:table-cell>
              <table:table-cell office:value-type="float" office:value="26344">
                <text:p>26344</text:p>
              </table:table-cell>
              <table:table-cell office:value-type="float" office:value="2313.6">
                <text:p>2313.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81806.1">
                <text:p>181806.1</text:p>
              </table:table-cell>
              <table:table-cell office:value-type="float" office:value="34577.8">
                <text:p>34577.8</text:p>
              </table:table-cell>
              <table:table-cell office:value-type="float" office:value="2669.5">
                <text:p>2669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62686.4">
                <text:p>662686.4</text:p>
              </table:table-cell>
              <table:table-cell office:value-type="float" office:value="43979">
                <text:p>43979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54099.3">
                <text:p>54099.3</text:p>
              </table:table-cell>
              <table:table-cell office:value-type="float" office:value="3362.8">
                <text:p>3362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16514.9">
                <text:p>216514.9</text:p>
              </table:table-cell>
              <table:table-cell office:value-type="float" office:value="7006.1">
                <text:p>7006.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487800.7">
                <text:p>487800.7</text:p>
              </table:table-cell>
              <table:table-cell office:value-type="float" office:value="10711.1">
                <text:p>10711.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863355.1">
                <text:p>863355.1</text:p>
              </table:table-cell>
              <table:table-cell office:value-type="float" office:value="14470.3">
                <text:p>14470.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368598.4">
                <text:p>368598.4</text:p>
              </table:table-cell>
              <table:table-cell office:value-type="float" office:value="18148.4">
                <text:p>18148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581644.8">
                <text:p>581644.8</text:p>
              </table:table-cell>
              <table:table-cell office:value-type="float" office:value="22018.3">
                <text:p>22018.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553150.9">
                <text:p>553150.9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473517.9">
                <text:p>473517.9</text:p>
              </table:table-cell>
              <table:table-cell office:value-type="float" office:value="29731.5">
                <text:p>29731.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523590.8">
                <text:p>523590.8</text:p>
              </table:table-cell>
              <table:table-cell office:value-type="float" office:value="33861.6">
                <text:p>33861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